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66cc" draw:fill="solid" draw:fill-color="#0066cc" draw:fill-image-width="0cm" draw:fill-image-height="0cm" draw:textarea-horizontal-align="center" draw:textarea-vertical-align="middle" draw:shadow="visible" draw:shadow-offset-x="0.305cm" draw:shadow-offset-y="0.305cm"/>
    </style:style>
    <style:style style:name="gr2" style:family="graphic" style:parent-style-name="standard">
      <style:graphic-properties draw:fill="solid" draw:fill-color="#00dcff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60pt" style:font-size-asian="60pt" style:font-size-complex="60pt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48pt" style:font-size-asian="48pt" style:font-size-complex="48pt"/>
    </style:style>
    <style:style style:name="T1" style:family="text">
      <style:text-properties fo:font-family="'Times New Roman'" style:font-family-generic="roman" style:font-pitch="variable" fo:font-size="60pt" style:font-size-asian="60pt" style:font-size-complex="60pt"/>
    </style:style>
    <style:style style:name="T2" style:family="text">
      <style:text-properties fo:font-family="'Times New Roman'" style:font-family-generic="roman" style:font-pitch="variable"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9.7cm" svg:height="21cm" svg:x="0cm" svg:y="0cm">
          <text:p/>
        </draw:rect>
        <draw:rect draw:style-name="gr2" draw:text-style-name="P2" draw:layer="layout" svg:width="13.97cm" svg:height="3.175cm" svg:x="6.08cm" svg:y="0.775cm">
          <text:p text:style-name="P1"><text:span text:style-name="T1">Credits</text:span></text:p>
        </draw:rect>
        <draw:rect draw:style-name="gr2" draw:text-style-name="P2" draw:layer="layout" svg:width="28.575cm" svg:height="3.175cm" svg:x="0.565cm" svg:y="4.876cm">
          <text:p text:style-name="P1"><text:span text:style-name="T1">Sophie Ogilvy and Kaya Dahlke</text:span></text:p>
        </draw:rect>
        <draw:rect draw:style-name="gr3" draw:text-style-name="P3" draw:layer="layout" svg:width="18.415cm" svg:height="3.175cm" svg:x="4.975cm" svg:y="9.376cm">
          <text:p text:style-name="P1"><text:span text:style-name="T2">Mentor Isabell Dahlke</text:span></text:p>
        </draw:rect>
        <draw:rect draw:style-name="gr3" draw:text-style-name="P2" draw:layer="layout" svg:width="20.955cm" svg:height="4.605cm" svg:x="3.54cm" svg:y="14.175cm">
          <text:p text:style-name="P1"><text:span text:style-name="T2">Special Thanks to Ian Ogilvy</text:span></text:p>
          <text:p text:style-name="P1"><text:span text:style-name="T2">and Robogals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4-09-30T17:04:26.14</meta:creation-date>
    <dc:date>2014-10-01T18:31:37.34</dc:date>
    <meta:editing-duration>PT00H22M34S</meta:editing-duration>
    <meta:editing-cycles>5</meta:editing-cycles>
    <meta:generator>OpenOffice.org/3.1$Win32 OpenOffice.org_project/310m19$Build-9420</meta:generator>
    <meta:document-statistic meta:object-count="5"/>
  </office:meta>
</office:document-meta>
</file>